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7ec1"/>
    </style:style>
    <style:style style:name="T1" style:family="text">
      <style:text-properties officeooo:rsid="00027e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13.04.2026<text:line-break/>Temat dnia: Przebudowa architektury pod Supabase CLI i model LLaVA<text:line-break/><text:line-break/>W dniu dzisiejszym przebudowałem cały stack zgodnie z nowymi wymaganiami praktyk.<text:line-break/><text:line-break/>Co udało się zrobić:<text:line-break/>- Upewniłem się że docker-compose.yml używa tylko serwisów ollama i backend, a Supabase działa osobno przez supabase start<text:line-break/>- Zmieniłem model z gemma3:4b na llava:7b z natywną obsługą obrazów<text:line-break/>- Dostosowałem docker-compose.yml do łączenia przez host.docker.internal na portach 54321 i 54322<text:line-break/>- Zaktualizowałem zmienne środowiskowe na nowy format kluczy sb_publishable_ i sb_secret_<text:line-break/>- W Supabase Studio utworzyłem tabelę bhp_analyses z kolumnami: id, image_url, violations, risk_score, model_used, processing_time_ms, created_at<text:line-break/>- Stworzyłem publiczny bucket bhp-images w Storage na zdjęcia<text:line-break/>- Zweryfikowałem że docker exec bhp_ollama ollama list pokazuje llava:7b 4.7GB<text:line-break/>- Przygotowałem kod endpointu /analyze w FastAPI integrujący upload do Storage, wywołanie LLaVA i zapis do bazy<text:line-break/>- Zaktualizowałem README.md pod nową architekturę z instrukcją uruchamiania Supabase CLI<text:line-break/><text:line-break/>Problemy, które miałem i rozwiązałem:<text:line-break/>- Największym problemem było zrozumienie że gemma3:4b to model tekstowy i nie przeanalizuje obrazów, musiałem przejść na llava:7b<text:line-break/>- Musiałem zmienić adresy z supabase:5432 na host.docker.internal:54322 bo baza działa poza compose<text:line-break/>- Brakowało jasności czy klucze sb_publishable_ działają tak samo jak stare eyJ, sprawdziłem w dokumentacji że to nowy format<text:line-break/>- Nie wiedziałem czy docker compose down -v skasuje bazę Supabase, ustaliłem że nie, bo jest zarządzana przez CLI w katalogu .supabase</text:p>
      <text:p text:style-name="P1">- <text:span text:style-name="T1">Przez przypadek prawie wypushowałem klucze do supabase, przez co commity były zatwierdzone ale zmiany nie wypushowały się. Musiałem utworzyć nową gałąź do naprawy tego i obejść commity które zawierały ten klucz na około. Ostatecznie zmiany nie wyciekły do internetowego repozytorium.</text:span></text:p>
      <text:p text:style-name="P1"><text:line-break/>To wszyst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13:07:09.833642800</meta:creation-date>
    <dc:date>2026-04-13T13:10:03.878854600</dc:date>
    <meta:editing-duration>PT2M54S</meta:editing-duration>
    <meta:editing-cycles>1</meta:editing-cycles>
    <meta:document-statistic meta:table-count="0" meta:image-count="0" meta:object-count="0" meta:page-count="1" meta:paragraph-count="3" meta:word-count="263" meta:character-count="1882" meta:non-whitespace-character-count="1618"/>
    <meta:generator>LibreOffice/25.8.5.2$Windows_X86_64 LibreOffice_project/9c8b85f387cc00a89945a79c9e6239f32e450ac2</meta:generator>
  </office:meta>
</office:document-meta>
</file>